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Open Sans Semibold1" svg:font-family="'Open Sans Semibol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2.6875in"/>
    </style:style>
    <style:style style:name="Table1.E" style:family="table-column">
      <style:table-column-properties style:column-width="2.4979in"/>
    </style:style>
    <style:style style:name="Table1.F" style:family="table-column">
      <style:table-column-properties style:column-width="2.6271in"/>
    </style:style>
    <style:style style:name="Table1.G" style:family="table-column">
      <style:table-column-properties style:column-width="1.812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Landscape">
      <style:paragraph-properties style:page-number="auto" fo:break-before="page"/>
      <style:text-properties officeooo:paragraph-rsid="001428a9"/>
    </style:style>
    <style:style style:name="P2" style:family="paragraph" style:parent-style-name="Heading_20_3">
      <style:text-properties fo:font-size="13pt" officeooo:paragraph-rsid="001428a9" style:font-size-asian="13pt" style:font-size-complex="13pt"/>
    </style:style>
    <style:style style:name="P3" style:family="paragraph" style:parent-style-name="Table_20_Contents">
      <style:paragraph-properties fo:line-height="200%" fo:text-align="center" style:justify-single-word="false"/>
      <style:text-properties officeooo:rsid="001428a9" officeooo:paragraph-rsid="001428a9"/>
    </style:style>
    <style:style style:name="P4" style:family="paragraph" style:parent-style-name="Table_20_Contents">
      <style:paragraph-properties fo:line-height="200%" fo:text-align="center" style:justify-single-word="false"/>
    </style:style>
    <style:style style:name="P5" style:family="paragraph" style:parent-style-name="Table_20_Contents">
      <style:paragraph-properties fo:line-height="200%" fo:text-align="center" style:justify-single-word="false"/>
      <style:text-properties officeooo:paragraph-rsid="001428a9"/>
    </style:style>
    <style:style style:name="P6" style:family="paragraph" style:parent-style-name="Table_20_Contents">
      <style:paragraph-properties fo:line-height="200%" fo:text-align="center" style:justify-single-word="false"/>
      <style:text-properties officeooo:rsid="0015d02a" officeooo:paragraph-rsid="0015d02a"/>
    </style:style>
    <style:style style:name="P7" style:family="paragraph" style:parent-style-name="Table_20_Contents">
      <style:paragraph-properties fo:line-height="200%" fo:text-align="center" style:justify-single-word="false"/>
      <style:text-properties officeooo:rsid="001910b0" officeooo:paragraph-rsid="001910b0"/>
    </style:style>
    <style:style style:name="P8" style:family="paragraph" style:parent-style-name="Table_20_Contents">
      <style:paragraph-properties fo:line-height="200%" fo:text-align="center" style:justify-single-word="false"/>
      <style:text-properties officeooo:rsid="001a74d7" officeooo:paragraph-rsid="001a74d7"/>
    </style:style>
    <style:style style:name="P9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  <style:text-properties officeooo:rsid="0015d02a" officeooo:paragraph-rsid="0015d02a"/>
    </style:style>
    <style:style style:name="P10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</style:style>
    <style:style style:name="P11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  <style:text-properties officeooo:rsid="0016f1e2" officeooo:paragraph-rsid="0016f1e2"/>
    </style:style>
    <style:style style:name="P12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  <style:text-properties officeooo:rsid="001729c2" officeooo:paragraph-rsid="001729c2"/>
    </style:style>
    <style:style style:name="P13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  <style:text-properties officeooo:rsid="001910b0" officeooo:paragraph-rsid="001910b0"/>
    </style:style>
    <style:style style:name="P14" style:family="paragraph" style:parent-style-name="Table_20_Contents" style:list-style-name="L5">
      <style:paragraph-properties fo:margin-top="0.0398in" fo:margin-bottom="0.0398in" loext:contextual-spacing="false" fo:line-height="100%" fo:text-align="start" style:justify-single-word="false"/>
      <style:text-properties officeooo:rsid="001a74d7" officeooo:paragraph-rsid="001a74d7"/>
    </style:style>
    <style:style style:name="P15" style:family="paragraph" style:parent-style-name="Text_20_body">
      <style:text-properties officeooo:rsid="01c6025d" officeooo:paragraph-rsid="001428a9"/>
    </style:style>
    <style:style style:name="P16" style:family="paragraph" style:parent-style-name="Text_20_body">
      <style:paragraph-properties fo:margin-top="0.0398in" fo:margin-bottom="0.0972in" loext:contextual-spacing="false" fo:line-height="200%" fo:text-align="center" style:justify-single-word="false"/>
      <style:text-properties style:text-position="0% 100%" fo:font-weight="bold" style:font-weight-asian="bold" style:font-weight-complex="bold"/>
    </style:style>
    <style:style style:name="T1" style:family="text">
      <style:text-properties fo:language="en" fo:country="GB" officeooo:rsid="0124b77e"/>
    </style:style>
    <style:style style:name="T2" style:family="text">
      <style:text-properties fo:color="#4c4c4c" style:font-name="Open Sans Semibold" fo:font-size="14.6999998092651pt" fo:language="en" fo:country="GB" fo:font-weight="600" officeooo:rsid="01db3ce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fo:color="#4c4c4c" style:font-name="Open Sans Semibold" fo:language="en" fo:country="GB" fo:font-weight="600" style:font-name-asian="Microsoft YaHei" style:font-weight-asian="bold" style:font-name-complex="Mangal" style:font-weight-complex="bold"/>
    </style:style>
    <style:style style:name="T4" style:family="text">
      <style:text-properties fo:color="#4c4c4c" style:font-name="Open Sans Semibold" fo:language="en" fo:country="GB" fo:font-weight="600" officeooo:rsid="01db3ce9" style:font-name-asian="Microsoft YaHei" style:font-weight-asian="bold" style:font-name-complex="Mangal" style:font-weight-complex="bold"/>
    </style:style>
    <style:style style:name="T5" style:family="text">
      <style:text-properties officeooo:rsid="001729c2"/>
    </style:style>
    <style:style style:name="T6" style:family="text">
      <style:text-properties officeooo:rsid="001910b0"/>
    </style:style>
    <style:style style:name="T7" style:family="text">
      <style:text-properties officeooo:rsid="001a7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ppendi</text:span><text:span text:style-name="T2">ces</text:span></text:h>
      <text:h text:style-name="P2" text:outline-level="3"><text:span text:style-name="T4">P</text:span><text:span text:style-name="T3">ersonal Development Pla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6">Priority</text:p>
          </table:table-cell>
          <table:table-cell table:style-name="Table1.A1" office:value-type="string">
            <text:p text:style-name="P16">Skill</text:p>
          </table:table-cell>
          <table:table-cell table:style-name="Table1.A1" office:value-type="string">
            <text:p text:style-name="P16">Current Proficiency</text:p>
          </table:table-cell>
          <table:table-cell table:style-name="Table1.A1" office:value-type="string">
            <text:p text:style-name="P16">Target Proficiency</text:p>
          </table:table-cell>
          <table:table-cell table:style-name="Table1.A1" office:value-type="string">
            <text:p text:style-name="P16">Development opportunity</text:p>
          </table:table-cell>
          <table:table-cell table:style-name="Table1.A1" office:value-type="string">
            <text:p text:style-name="P16">Success Criteria</text:p>
          </table:table-cell>
          <table:table-cell table:style-name="Table1.G1" office:value-type="string">
            <text:p text:style-name="P16">Date to be Completed</text:p>
          </table:table-cell>
        </table:table-row>
        <table:table-row>
          <table:table-cell table:style-name="Table1.A10" office:value-type="string">
            <text:p text:style-name="P3">1</text:p>
          </table:table-cell>
          <table:table-cell table:style-name="Table1.B2" office:value-type="string">
            <text:p text:style-name="P6">Programming </text:p>
          </table:table-cell>
          <table:table-cell table:style-name="Table1.C10" office:value-type="string">
            <text:list xml:id="list3528309393" text:style-name="L5">
              <text:list-item>
                <text:p text:style-name="P11">Can develop systems that utilize some OO principles and can implement 10 of the 23 software design patterns.</text:p>
              </text:list-item>
              <text:list-item>
                <text:p text:style-name="P11">Can create systems that integrate backend and frontend using Java and HTML, can perform connection to simple MySQL databases and can create static HTML sites.</text:p>
              </text:list-item>
              <text:list-item>
                <text:p text:style-name="P12">Able to use XML and X-Path to traverse the DOM and modify page content on the fly.</text:p>
              </text:list-item>
              <text:list-item>
                <text:p text:style-name="P12">Experience in Java, Python and C, mostly non-web based languages.</text:p>
              </text:list-item>
            </text:list>
          </table:table-cell>
          <table:table-cell table:style-name="Table1.D2" office:value-type="string">
            <text:list xml:id="list11831469969423" text:continue-numbering="true" text:style-name="L5">
              <text:list-item>
                <text:p text:style-name="P9">Able to implement design, implement and test systems using the OO approach and make use of all 23 software design patterns.</text:p>
              </text:list-item>
              <text:list-item>
                <text:p text:style-name="P11">Capable of implementing dynamically generated Single Page Applications that make use of AJAX a<text:span text:style-name="T5">nd being able to connect them to different types of database, including MongoDB.</text:span></text:p>
              </text:list-item>
              <text:list-item>
                <text:p text:style-name="P12">Able to use new frameworks for frontend, such as React and Angular.</text:p>
              </text:list-item>
              <text:list-item>
                <text:p text:style-name="P12">Use of jQuery to modify the DOM client side.</text:p>
              </text:list-item>
              <text:list-item>
                <text:p text:style-name="P12">Use of other Proggraming languages such as PHP and GO.</text:p>
              </text:list-item>
            </text:list>
          </table:table-cell>
          <table:table-cell table:style-name="Table1.E10" office:value-type="string">
            <text:list xml:id="list11830515863011" text:continue-numbering="true" text:style-name="L5">
              <text:list-item>
                <text:p text:style-name="P12">My <text:span text:style-name="T6">placement will offer me the opportunity to practice most of the items on this list.</text:span></text:p>
              </text:list-item>
              <text:list-item>
                <text:p text:style-name="P13">They provide an OO framework for development of their applications and made of use of:</text:p>
                <text:list>
                  <text:list-item>
                    <text:p text:style-name="P13">PHP</text:p>
                  </text:list-item>
                  <text:list-item>
                    <text:p text:style-name="P13">JS / jQuery</text:p>
                  </text:list-item>
                  <text:list-item>
                    <text:p text:style-name="P13">SCSS</text:p>
                  </text:list-item>
                  <text:list-item>
                    <text:p text:style-name="P13">React</text:p>
                  </text:list-item>
                  <text:list-item>
                    <text:p text:style-name="P13">MongoDB</text:p>
                  </text:list-item>
                </text:list>
              </text:list-item>
              <text:list-item>
                <text:p text:style-name="P13">They cover full-stack development and their developers integrate both frontend and backend knowledge</text:p>
                <text:list>
                  <text:list-header>
                    <text:p text:style-name="P13"/>
                  </text:list-header>
                </text:list>
              </text:list-item>
            </text:list>
          </table:table-cell>
          <table:table-cell table:style-name="Table1.F2" office:value-type="string">
            <text:list xml:id="list11831433231961" text:continue-numbering="true" text:style-name="L5">
              <text:list-item>
                <text:p text:style-name="P13">Learn at least one new language and implement a project in a fully OO fashion making use of at least 5 new design patterns.</text:p>
              </text:list-item>
              <text:list-item>
                <text:p text:style-name="P13">Utilized at least one new library or framework for development of an application</text:p>
              </text:list-item>
              <text:list-item>
                <text:p text:style-name="P13">Learn how applications can be connected via the use of an API.</text:p>
              </text:list-item>
            </text:list>
          </table:table-cell>
          <table:table-cell table:style-name="Table1.G2" office:value-type="string">
            <text:list xml:id="list11830862794214" text:continue-numbering="true" text:style-name="L5">
              <text:list-item>
                <text:p text:style-name="P13">31/12/2019</text:p>
              </text:list-item>
              <text:list-item>
                <text:p text:style-name="P14">Succeded</text:p>
              </text:list-item>
            </text:list>
          </table:table-cell>
        </table:table-row>
        <table:table-row>
          <table:table-cell table:style-name="Table1.A10" office:value-type="string">
            <text:p text:style-name="P3">2</text:p>
          </table:table-cell>
          <table:table-cell table:style-name="Table1.B3" office:value-type="string">
            <text:p text:style-name="P7">Version Control</text:p>
          </table:table-cell>
          <table:table-cell table:style-name="Table1.C10" office:value-type="string">
            <text:list xml:id="list11830303662286" text:continue-numbering="true" text:style-name="L5">
              <text:list-item>
                <text:p text:style-name="P13">Little to no knowledge of version control options or software.</text:p>
              </text:list-item>
              <text:list-item>
                <text:p text:style-name="P13">Rely on well maintained folder structure to create manual backups at key stages of the proccess.</text:p>
              </text:list-item>
              <text:list-item>
                <text:p text:style-name="P13">No remote access to any files, so important documents are saved on a portable hard-drive</text:p>
              </text:list-item>
            </text:list>
          </table:table-cell>
          <table:table-cell table:style-name="Table1.D3" office:value-type="string">
            <text:list xml:id="list11829963825028" text:continue-numbering="true" text:style-name="L5">
              <text:list-item>
                <text:p text:style-name="P13">Implement a local and remote version control system that allows me to work on separate devices with minimun overhead.</text:p>
              </text:list-item>
              <text:list-item>
                <text:p text:style-name="P13">Make effective use of either Git or SVN as this skill is widely used in industry and is considered <text:span text:style-name="T7">a standard skill when applying for many jobs, like the ones I applied for during placement</text:span></text:p>
              </text:list-item>
            </text:list>
          </table:table-cell>
          <table:table-cell table:style-name="Table1.E10" office:value-type="string">
            <text:list xml:id="list11831281832288" text:continue-numbering="true" text:style-name="L5">
              <text:list-item>
                <text:p text:style-name="P14">My Placement makes use of Git and I can probably learn once I start working.</text:p>
              </text:list-item>
              <text:list-item>
                <text:p text:style-name="P14">I can implement a personal repository to serve as a backup to my projects</text:p>
              </text:list-item>
              <text:list-item>
                <text:p text:style-name="P14">I can do reading on books about effective version control</text:p>
              </text:list-item>
            </text:list>
          </table:table-cell>
          <table:table-cell table:style-name="Table1.F3" office:value-type="string">
            <text:list xml:id="list11830838558483" text:continue-numbering="true" text:style-name="L5">
              <text:list-item>
                <text:p text:style-name="P14">Able to implement a fully functional enviorment every time I setup a new project, without having to reference the instruction manual and with little effort.</text:p>
              </text:list-item>
            </text:list>
          </table:table-cell>
          <table:table-cell table:style-name="Table1.G3" office:value-type="string">
            <text:list xml:id="list11830684052741" text:continue-numbering="true" text:style-name="L5">
              <text:list-item>
                <text:p text:style-name="P14">01/09/2020</text:p>
              </text:list-item>
              <text:list-item>
                <text:p text:style-name="P14">Succeeded</text:p>
              </text:list-item>
            </text:list>
          </table:table-cell>
        </table:table-row>
        <table:table-row>
          <table:table-cell table:style-name="Table1.A10" office:value-type="string">
            <text:p text:style-name="P3">3</text:p>
          </table:table-cell>
          <table:table-cell table:style-name="Table1.B4" office:value-type="string">
            <text:p text:style-name="P8">Time Management</text:p>
          </table:table-cell>
          <table:table-cell table:style-name="Table1.C10" office:value-type="string">
            <text:list xml:id="list11829657736805" text:continue-numbering="true" text:style-name="L5">
              <text:list-item>
                <text:p text:style-name="P14">I am able to plan time for university projects and stick to them mostly.</text:p>
              </text:list-item>
              <text:list-item>
                <text:p text:style-name="P14">I am able to concentrate for 4-5 hours a day, but often spend any time after that getting close to no work done.</text:p>
              </text:list-item>
            </text:list>
          </table:table-cell>
          <table:table-cell table:style-name="Table1.D4" office:value-type="string">
            <text:list xml:id="list11830031985817" text:continue-numbering="true" text:style-name="L5">
              <text:list-item>
                <text:p text:style-name="P14">Able to create a detailed plan with detailed targets every week, therefore measuring performance with ease.</text:p>
              </text:list-item>
              <text:list-item>
                <text:p text:style-name="P14">Able to concentrate and stay engaged for a full working day, taking breaks but getting back on track effectively</text:p>
              </text:list-item>
            </text:list>
          </table:table-cell>
          <table:table-cell table:style-name="Table1.E10" office:value-type="string">
            <text:list xml:id="list11831308000475" text:continue-numbering="true" text:style-name="L5">
              <text:list-item>
                <text:p text:style-name="P14">Placement will offer an enviorment conductive to proper time management, with clear suppervision and targets. I will also be constantly engaged with learning and will develop a sit/learn habbit.</text:p>
              </text:list-item>
            </text:list>
          </table:table-cell>
          <table:table-cell table:style-name="Table1.F4" office:value-type="string">
            <text:list xml:id="list11830956222330" text:continue-numbering="true" text:style-name="L5">
              <text:list-item>
                <text:p text:style-name="P14">Being able to work on a project for 7-8 hours while taking breaks, but always returning and then focusing to the work at hand.</text:p>
              </text:list-item>
              <text:list-item>
                <text:p text:style-name="P14">Completing a university project 2 weeks before the deadline</text:p>
              </text:list-item>
            </text:list>
          </table:table-cell>
          <table:table-cell table:style-name="Table1.G4" office:value-type="string">
            <text:list xml:id="list11830991415833" text:continue-numbering="true" text:style-name="L5">
              <text:list-item>
                <text:p text:style-name="P14">01/09/2020</text:p>
              </text:list-item>
              <text:list-item>
                <text:p text:style-name="P14">Good proggress, can consistently focus up to 6 hours a day on personal projects</text:p>
              </text:list-item>
            </text:list>
          </table:table-cell>
        </table:table-row>
        <text:soft-page-break/>
        <table:table-row>
          <table:table-cell table:style-name="Table1.A10" office:value-type="string">
            <text:p text:style-name="P3">4</text:p>
          </table:table-cell>
          <table:table-cell table:style-name="Table1.B5" office:value-type="string">
            <text:p text:style-name="P4"/>
          </table:table-cell>
          <table:table-cell table:style-name="Table1.C10" office:value-type="string">
            <text:list xml:id="list11829775419160" text:continue-numbering="true" text:style-name="L5">
              <text:list-item>
                <text:p text:style-name="P10"/>
              </text:list-item>
            </text:list>
          </table:table-cell>
          <table:table-cell table:style-name="Table1.D5" office:value-type="string">
            <text:list xml:id="list11830772929445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29617512220" text:continue-numbering="true" text:style-name="L5">
              <text:list-item>
                <text:p text:style-name="P10"/>
              </text:list-item>
            </text:list>
          </table:table-cell>
          <table:table-cell table:style-name="Table1.F5" office:value-type="string">
            <text:list xml:id="list11829746917332" text:continue-numbering="true" text:style-name="L5">
              <text:list-item>
                <text:p text:style-name="P10"/>
              </text:list-item>
            </text:list>
          </table:table-cell>
          <table:table-cell table:style-name="Table1.G5" office:value-type="string">
            <text:list xml:id="list11831513380855" text:continue-numbering="true" text:style-name="L5">
              <text:list-item>
                <text:p text:style-name="P10"/>
              </text:list-item>
            </text:list>
          </table:table-cell>
        </table:table-row>
        <table:table-row>
          <table:table-cell table:style-name="Table1.A10" office:value-type="string">
            <text:p text:style-name="P3">5</text:p>
          </table:table-cell>
          <table:table-cell table:style-name="Table1.B6" office:value-type="string">
            <text:p text:style-name="P4"/>
          </table:table-cell>
          <table:table-cell table:style-name="Table1.C10" office:value-type="string">
            <text:list xml:id="list11831573615491" text:continue-numbering="true" text:style-name="L5">
              <text:list-item>
                <text:p text:style-name="P10"/>
              </text:list-item>
            </text:list>
          </table:table-cell>
          <table:table-cell table:style-name="Table1.D6" office:value-type="string">
            <text:list xml:id="list11831326023608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30185512573" text:continue-numbering="true" text:style-name="L5">
              <text:list-item>
                <text:p text:style-name="P10"/>
              </text:list-item>
            </text:list>
          </table:table-cell>
          <table:table-cell table:style-name="Table1.F6" office:value-type="string">
            <text:list xml:id="list11830738545764" text:continue-numbering="true" text:style-name="L5">
              <text:list-item>
                <text:p text:style-name="P10"/>
              </text:list-item>
            </text:list>
          </table:table-cell>
          <table:table-cell table:style-name="Table1.G6" office:value-type="string">
            <text:list xml:id="list11830410546609" text:continue-numbering="true" text:style-name="L5">
              <text:list-item>
                <text:p text:style-name="P10"/>
              </text:list-item>
            </text:list>
          </table:table-cell>
        </table:table-row>
        <table:table-row>
          <table:table-cell table:style-name="Table1.A10" office:value-type="string">
            <text:p text:style-name="P3">6</text:p>
          </table:table-cell>
          <table:table-cell table:style-name="Table1.B7" office:value-type="string">
            <text:p text:style-name="P4"/>
          </table:table-cell>
          <table:table-cell table:style-name="Table1.C10" office:value-type="string">
            <text:list xml:id="list11830883441216" text:continue-numbering="true" text:style-name="L5">
              <text:list-item>
                <text:p text:style-name="P10"/>
              </text:list-item>
            </text:list>
          </table:table-cell>
          <table:table-cell table:style-name="Table1.D7" office:value-type="string">
            <text:list xml:id="list11829477376347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30557672099" text:continue-numbering="true" text:style-name="L5">
              <text:list-item>
                <text:p text:style-name="P10"/>
              </text:list-item>
            </text:list>
          </table:table-cell>
          <table:table-cell table:style-name="Table1.F7" office:value-type="string">
            <text:list xml:id="list11830395027468" text:continue-numbering="true" text:style-name="L5">
              <text:list-item>
                <text:p text:style-name="P10"/>
              </text:list-item>
            </text:list>
          </table:table-cell>
          <table:table-cell table:style-name="Table1.G7" office:value-type="string">
            <text:list xml:id="list11830151237869" text:continue-numbering="true" text:style-name="L5">
              <text:list-item>
                <text:p text:style-name="P10"/>
              </text:list-item>
            </text:list>
          </table:table-cell>
        </table:table-row>
        <table:table-row>
          <table:table-cell table:style-name="Table1.A10" office:value-type="string">
            <text:p text:style-name="P3">7</text:p>
          </table:table-cell>
          <table:table-cell table:style-name="Table1.B8" office:value-type="string">
            <text:p text:style-name="P4"/>
          </table:table-cell>
          <table:table-cell table:style-name="Table1.C10" office:value-type="string">
            <text:list xml:id="list11829730839660" text:continue-numbering="true" text:style-name="L5">
              <text:list-item>
                <text:p text:style-name="P10"/>
              </text:list-item>
            </text:list>
          </table:table-cell>
          <table:table-cell table:style-name="Table1.D8" office:value-type="string">
            <text:list xml:id="list11830005457843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31457508872" text:continue-numbering="true" text:style-name="L5">
              <text:list-item>
                <text:p text:style-name="P10"/>
              </text:list-item>
            </text:list>
          </table:table-cell>
          <table:table-cell table:style-name="Table1.F8" office:value-type="string">
            <text:list xml:id="list11830503923917" text:continue-numbering="true" text:style-name="L5">
              <text:list-item>
                <text:p text:style-name="P10"/>
              </text:list-item>
            </text:list>
          </table:table-cell>
          <table:table-cell table:style-name="Table1.G8" office:value-type="string">
            <text:list xml:id="list11830318482541" text:continue-numbering="true" text:style-name="L5">
              <text:list-item>
                <text:p text:style-name="P10"/>
              </text:list-item>
            </text:list>
          </table:table-cell>
        </table:table-row>
        <table:table-row>
          <table:table-cell table:style-name="Table1.A10" office:value-type="string">
            <text:p text:style-name="P3">8</text:p>
          </table:table-cell>
          <table:table-cell table:style-name="Table1.B9" office:value-type="string">
            <text:p text:style-name="P4"/>
          </table:table-cell>
          <table:table-cell table:style-name="Table1.C10" office:value-type="string">
            <text:list xml:id="list11831432186331" text:continue-numbering="true" text:style-name="L5">
              <text:list-item>
                <text:p text:style-name="P10"/>
              </text:list-item>
            </text:list>
          </table:table-cell>
          <table:table-cell table:style-name="Table1.D9" office:value-type="string">
            <text:list xml:id="list11829828901551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31408427848" text:continue-numbering="true" text:style-name="L5">
              <text:list-item>
                <text:p text:style-name="P10"/>
              </text:list-item>
            </text:list>
          </table:table-cell>
          <table:table-cell table:style-name="Table1.F9" office:value-type="string">
            <text:list xml:id="list11830452920946" text:continue-numbering="true" text:style-name="L5">
              <text:list-item>
                <text:p text:style-name="P10"/>
              </text:list-item>
            </text:list>
          </table:table-cell>
          <table:table-cell table:style-name="Table1.G9" office:value-type="string">
            <text:list xml:id="list11830938304327" text:continue-numbering="true" text:style-name="L5">
              <text:list-item>
                <text:p text:style-name="P10"/>
              </text:list-item>
            </text:list>
          </table:table-cell>
        </table:table-row>
        <table:table-row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list xml:id="list11829971564072" text:continue-numbering="true" text:style-name="L5">
              <text:list-item>
                <text:p text:style-name="P10"/>
              </text:list-item>
            </text:list>
          </table:table-cell>
          <table:table-cell table:style-name="Table1.D10" office:value-type="string">
            <text:list xml:id="list11830381526820" text:continue-numbering="true" text:style-name="L5">
              <text:list-item>
                <text:p text:style-name="P10"/>
              </text:list-item>
            </text:list>
          </table:table-cell>
          <table:table-cell table:style-name="Table1.E10" office:value-type="string">
            <text:list xml:id="list11829782724711" text:continue-numbering="true" text:style-name="L5">
              <text:list-item>
                <text:p text:style-name="P10"/>
              </text:list-item>
            </text:list>
          </table:table-cell>
          <table:table-cell table:style-name="Table1.F10" office:value-type="string">
            <text:list xml:id="list11830057667637" text:continue-numbering="true" text:style-name="L5">
              <text:list-item>
                <text:p text:style-name="P10"/>
              </text:list-item>
            </text:list>
          </table:table-cell>
          <table:table-cell table:style-name="Table1.G10" office:value-type="string">
            <text:list xml:id="list11830522352205" text:continue-numbering="true" text:style-name="L5">
              <text:list-item>
                <text:p text:style-name="P10"/>
              </text:list-item>
            </text:list>
          </table:table-cell>
        </table:table-row>
      </table:table>
      <text:p text:style-name="P15"/>
      <text:h text:style-name="P2" text:outline-level="3">Updated Curriculum Vitae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Open Sans Semibold1" svg:font-family="'Open Sans Semibol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2992in" fo:margin-right="0in" fo:margin-top="0in" fo:margin-bottom="0.0783in" loext:contextual-spacing="false" fo:text-indent="-0.252in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2pt" fo:font-weight="600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4c4c4c" style:font-name="Open Sans Semibold" fo:font-family="'Open Sans Semibold'" style:font-style-name="Semibold" style:font-family-generic="swiss" style:font-pitch="variable" fo:font-size="105%" fo:font-weight="600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00:04:53.616632923</meta:creation-date>
    <dc:date>2020-04-23T01:18:29.189426007</dc:date>
    <meta:editing-duration>PT12M51S</meta:editing-duration>
    <meta:editing-cycles>2</meta:editing-cycles>
    <meta:generator>LibreOffice/6.4.1.2$Linux_X86_64 LibreOffice_project/40$Build-2</meta:generator>
    <meta:document-statistic meta:table-count="1" meta:image-count="0" meta:object-count="0" meta:page-count="2" meta:paragraph-count="95" meta:word-count="671" meta:character-count="3564" meta:non-whitespace-character-count="3032"/>
  </office:meta>
</office:document-meta>
</file>